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font-style="italic" officeooo:rsid="0013b35d" officeooo:paragraph-rsid="0013b35d" style:font-style-asian="italic" style:font-style-complex="italic"/>
    </style:style>
    <style:style style:name="P3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4" style:family="paragraph" style:parent-style-name="Standard">
      <style:paragraph-properties fo:break-before="page"/>
      <style:text-properties officeooo:rsid="00150b9f" officeooo:paragraph-rsid="00150b9f"/>
    </style:style>
    <style:style style:name="P5" style:family="paragraph" style:parent-style-name="Standard">
      <style:text-properties officeooo:rsid="00150b9f" officeooo:paragraph-rsid="00150b9f"/>
    </style:style>
    <style:style style:name="P6" style:family="paragraph" style:parent-style-name="Text_20_body">
      <style:paragraph-properties fo:padding="0.049cm" fo:border="0.06pt solid #d9d9e3"/>
    </style:style>
    <style:style style:name="P7" style:family="paragraph" style:parent-style-name="Text_20_body">
      <style:text-properties officeooo:rsid="00150b9f" officeooo:paragraph-rsid="00150b9f"/>
    </style:style>
    <style:style style:name="P8" style:family="paragraph" style:parent-style-name="Text_20_body">
      <style:paragraph-properties fo:padding="0.049cm" fo:border="0.06pt solid #d9d9e3"/>
      <style:text-properties officeooo:rsid="00150b9f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151414"/>
    </style:style>
    <style:style style:name="T3" style:family="text">
      <style:text-properties officeooo:rsid="0016f151"/>
    </style:style>
    <style:style style:name="T4" style:family="text">
      <style:text-properties officeooo:rsid="0019d0b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Strong_20_Emphasis"><text:span text:style-name="T1">Pregunta 1:</text:span></text:span> ¿Cuál es la principal razón para crear particiones en un disco duro en Linux?</text:p>
      <text:p text:style-name="P6"><text:span text:style-name="Strong_20_Emphasis"><text:span text:style-name="T1">Respuesta 1:</text:span></text:span> La principal razón para crear particiones en un disco duro en Linux es organizar y gestionar de manera eficiente el espacio de almacenamiento, permitiendo la separación de datos y sistemas, mejorar la seguridad y facilitar la administración del sistema.</text:p>
      <text:p text:style-name="Horizontal_20_Line"/>
      <text:p text:style-name="P6"><text:span text:style-name="Strong_20_Emphasis"><text:span text:style-name="T1">Pregunta 2:</text:span></text:span> ¿Cuál es la diferencia entre una partición primaria y una partición lógica en Linux?</text:p>
      <text:p text:style-name="P6"><text:span text:style-name="Strong_20_Emphasis"><text:span text:style-name="T1">Respuesta 2:</text:span></text:span> Una partición primaria es una partición independiente en el disco duro que puede contener un sistema de archivos. Una partición lógica, en cambio, se encuentra dentro de una partición extendida y generalmente se utiliza para almacenar datos.</text:p>
      <text:p text:style-name="Horizontal_20_Line"/>
      <text:p text:style-name="P6"><text:span text:style-name="Strong_20_Emphasis"><text:span text:style-name="T1">Pregunta 3:</text:span></text:span> ¿Cuál es el límite máximo de particiones primarias en un disco duro en la mayoría de los sistemas?</text:p>
      <text:p text:style-name="P6"><text:span text:style-name="Strong_20_Emphasis"><text:span text:style-name="T1">Respuesta 3:</text:span></text:span> El límite máximo de particiones primarias en la mayoría de los sistemas es de cuatro, debido a las restricciones del esquema de particionado MBR (Master Boot Record).</text:p>
      <text:p text:style-name="Horizontal_20_Line"/>
      <text:p text:style-name="P6"><text:span text:style-name="Strong_20_Emphasis"><text:span text:style-name="T1">Pregunta 4:</text:span></text:span> ¿Por qué es importante tener una partición de intercambio (swap) en Linux?</text:p>
      <text:p text:style-name="P6"><text:span text:style-name="Strong_20_Emphasis"><text:span text:style-name="T1">Respuesta 4:</text:span></text:span> Es importante tener una partición de intercambio (swap) en Linux para proporcionar espacio adicional de memoria virtual que ayuda a mejorar el rendimiento del sistema y permite manejar situaciones de poca memoria RAM.</text:p>
      <text:p text:style-name="Horizontal_20_Line"/>
      <text:p text:style-name="P6"><text:span text:style-name="Strong_20_Emphasis"><text:span text:style-name="T1">Pregunta 5:</text:span></text:span> ¿Cuál es la utilidad de la partición /boot en un sistema Linux?</text:p>
      <text:p text:style-name="P6"><text:span text:style-name="Strong_20_Emphasis"><text:span text:style-name="T1">Respuesta 5:</text:span></text:span> La partición /boot en un sistema Linux almacena los archivos necesarios para el proceso de arranque del sistema, incluyendo el cargador de arranque y los kernels del sistema operativo.</text:p>
      <text:p text:style-name="Horizontal_20_Line"/>
      <text:p text:style-name="P6"><text:span text:style-name="Strong_20_Emphasis"><text:span text:style-name="T1">Pregunta 6:</text:span></text:span> ¿Cuál es la ventaja de utilizar el sistema de archivos ext4 en comparación con ext3 en Linux?</text:p>
      <text:p text:style-name="P6"><text:span text:style-name="Strong_20_Emphasis"><text:span text:style-name="T1">Respuesta 6:</text:span></text:span> El sistema de archivos ext4 ofrece ventajas en términos de rendimiento y capacidad en comparación con ext3, incluyendo un tamaño máximo de archivo más grande, una mayor eficiencia en la gestión del espacio y mejor rendimiento en general.</text:p>
      <text:p text:style-name="Horizontal_20_Line"/>
      <text:p text:style-name="P6"><text:soft-page-break/><text:span text:style-name="Strong_20_Emphasis"><text:span text:style-name="T1">Pregunta 7:</text:span></text:span> ¿Qué es el sistema de archivos Btrfs y cuáles son sus características principales?</text:p>
      <text:p text:style-name="P6"><text:span text:style-name="Strong_20_Emphasis"><text:span text:style-name="T1">Respuesta 7:</text:span></text:span> Btrfs es un sistema de archivos avanzado para Linux que incluye características como la administración de instantáneas, la compresión de datos, la deduplicación y la gestión eficiente del espacio, lo que lo hace adecuado para sistemas de archivos de gran tamaño y servidores.</text:p>
      <text:p text:style-name="Horizontal_20_Line"/>
      <text:p text:style-name="P6"><text:span text:style-name="Strong_20_Emphasis"><text:span text:style-name="T1">Pregunta 8:</text:span></text:span> ¿Cuál es la diferencia entre una partición primaria y una partición extendida en Linux?</text:p>
      <text:p text:style-name="P6"><text:span text:style-name="Strong_20_Emphasis"><text:span text:style-name="T1">Respuesta 8:</text:span></text:span> Una partición primaria es una partición independiente en el disco duro que puede contener un sistema de archivos. Una partición extendida actúa como un contenedor para particiones lógicas y no puede contener datos por sí sola.</text:p>
      <text:p text:style-name="Horizontal_20_Line"/>
      <text:p text:style-name="P6"><text:span text:style-name="Strong_20_Emphasis"><text:span text:style-name="T1">Pregunta 9:</text:span></text:span> ¿Qué consideraciones debes tener en cuenta al diseñar un esquema de particionado para un servidor web en Linux?</text:p>
      <text:p text:style-name="P6"><text:span text:style-name="Strong_20_Emphasis"><text:span text:style-name="T1">Respuesta 9:</text:span></text:span> Al diseñar un esquema de particionado para un servidor web en Linux, debes considerar la separación de /var, donde se almacenan los datos del servidor web, en una partición independiente para evitar problemas de espacio y proteger otros datos del sistema.</text:p>
      <text:p text:style-name="Horizontal_20_Line"/>
      <text:p text:style-name="P6"><text:span text:style-name="Strong_20_Emphasis"><text:span text:style-name="T1">Pregunta 10:</text:span></text:span> ¿Cuál es la función de la partición /home en un sistema Linux?</text:p>
      <text:p text:style-name="P6"><text:span text:style-name="Strong_20_Emphasis"><text:span text:style-name="T1">Respuesta 10:</text:span></text:span> La partición /home en un sistema Linux se utiliza para almacenar los directorios personales de los usuarios, incluyendo sus documentos, configuraciones y datos personales.</text:p>
      <text:p text:style-name="Horizontal_20_Line"/>
      <text:p text:style-name="P6"><text:span text:style-name="Strong_20_Emphasis"><text:span text:style-name="T1">Pregunta 11:</text:span></text:span> ¿Cuál es la partición raíz en un sistema Linux y por qué es importante?</text:p>
      <text:p text:style-name="P6"><text:span text:style-name="Strong_20_Emphasis"><text:span text:style-name="T1">Respuesta 11:</text:span></text:span> La partición raíz (/) en un sistema Linux es la partición principal que contiene el sistema operativo y sus archivos esenciales. Es importante porque es la base del sistema y debe tener suficiente espacio y estar protegida.</text:p>
      <text:p text:style-name="Horizontal_20_Line"/>
      <text:p text:style-name="P6"><text:span text:style-name="Strong_20_Emphasis"><text:span text:style-name="T1">Pregunta 12:</text:span></text:span> ¿Cuál es la ventaja de utilizar LVM (Logical Volume Manager) en el diseño de particiones en Linux?</text:p>
      <text:p text:style-name="P6"><text:soft-page-break/><text:span text:style-name="Strong_20_Emphasis"><text:span text:style-name="T1">Respuesta 12:</text:span></text:span> LVM permite gestionar el espacio de almacenamiento de manera más flexible al permitir la creación de volúmenes lógicos que pueden redimensionarse fácilmente, lo que facilita la administración de particiones.</text:p>
      <text:p text:style-name="Horizontal_20_Line"/>
      <text:p text:style-name="P6"><text:span text:style-name="Strong_20_Emphasis"><text:span text:style-name="T1">Pregunta 13:</text:span></text:span> ¿Qué es una partición montada en puntos de montaje y cuál es su propósito en Linux?</text:p>
      <text:p text:style-name="P6"><text:span text:style-name="Strong_20_Emphasis"><text:span text:style-name="T1">Respuesta 13:</text:span></text:span> Una partición montada en un punto de montaje es una forma de conectar una partición con un directorio específico en el sistema de archivos. Su propósito es proporcionar acceso a los datos almacenados en la partición.</text:p>
      <text:p text:style-name="Horizontal_20_Line"/>
      <text:p text:style-name="P6"><text:span text:style-name="Strong_20_Emphasis"><text:span text:style-name="T1">Pregunta 14:</text:span></text:span> ¿Qué es la fragmentación de disco y cómo afecta al rendimiento del sistema de archivos?</text:p>
      <text:p text:style-name="P6"><text:span text:style-name="Strong_20_Emphasis"><text:span text:style-name="T1">Respuesta 14:</text:span></text:span> La fragmentación de disco ocurre cuando los bloques de datos se almacenan de manera no contigua en el disco duro, lo que puede ralentizar el acceso a los archivos y reducir el rendimiento del sistema de archivos.</text:p>
      <text:p text:style-name="Horizontal_20_Line"/>
      <text:p text:style-name="P6"><text:span text:style-name="Strong_20_Emphasis"><text:span text:style-name="T1">Pregunta 15:</text:span></text:span> ¿Cuándo sería apropiado utilizar un sistema de archivos como XFS en lugar de ext4 en Linux?</text:p>
      <text:p text:style-name="P6"><text:span text:style-name="Strong_20_Emphasis"><text:span text:style-name="T1">Respuesta 15:</text:span></text:span> XFS es adecuado para sistemas de archivos grandes y sistemas de almacenamiento en red debido a su capacidad de manejar grandes volúmenes de datos de manera eficiente y proporcionar alta escalabilidad.</text:p>
      <text:p text:style-name="Horizontal_20_Line"/>
      <text:p text:style-name="P6"><text:span text:style-name="Strong_20_Emphasis"><text:span text:style-name="T1">Pregunta 16:</text:span></text:span> ¿Cuál es la diferencia entre una partición primaria y una partición lógica extendida en Linux?</text:p>
      <text:p text:style-name="P6"><text:span text:style-name="Strong_20_Emphasis"><text:span text:style-name="T1">Respuesta 16:</text:span></text:span> Una partición primaria es una partición independiente en el disco duro que puede contener un sistema de archivos. Una partición lógica extendida actúa como un contenedor para particiones lógicas y no puede contener datos por sí sola.</text:p>
      <text:p text:style-name="Horizontal_20_Line"/>
      <text:p text:style-name="P6"><text:span text:style-name="Strong_20_Emphasis"><text:span text:style-name="T1">Pregunta 17:</text:span></text:span> ¿Por qué es importante realizar copias de seguridad antes de particionar un disco duro en Linux?</text:p>
      <text:p text:style-name="P6"><text:span text:style-name="Strong_20_Emphasis"><text:span text:style-name="T1">Respuesta 17:</text:span></text:span> Realizar copias de seguridad es importante antes de particionar un disco duro para evitar la pérdida de datos en caso de errores durante el proceso de particionado.</text:p>
      <text:p text:style-name="Horizontal_20_Line"><text:soft-page-break/></text:p>
      <text:p text:style-name="P6"><text:span text:style-name="Strong_20_Emphasis"><text:span text:style-name="T1">Pregunta 18:</text:span></text:span> ¿Cuál es la función de la partición EFI en sistemas UEFI?</text:p>
      <text:p text:style-name="P6"><text:span text:style-name="Strong_20_Emphasis"><text:span text:style-name="T1">Respuesta 18:</text:span></text:span> La partición EFI contiene archivos necesarios para el arranque en sistemas UEFI y almacena información sobre el cargador de arranque y el sistema operativo.</text:p>
      <text:p text:style-name="Horizontal_20_Line"/>
      <text:p text:style-name="P6"><text:span text:style-name="Strong_20_Emphasis"><text:span text:style-name="T1">Pregunta 19:</text:span></text:span> ¿Cómo se puede redimensionar una partición existente en Linux sin perder datos?</text:p>
      <text:p text:style-name="P6"><text:span text:style-name="Strong_20_Emphasis"><text:span text:style-name="T1">Respuesta 19:</text:span></text:span> Puedes redimensionar una partición existente en Linux utilizando herramientas como GParted o comandos como <text:span text:style-name="Source_20_Text"><text:span text:style-name="T1">resize2fs</text:span></text:span>, asegurándote de hacer una copia de seguridad antes de realizar cualquier cambio.</text:p>
      <text:p text:style-name="Horizontal_20_Line"/>
      <text:p text:style-name="P6"><text:span text:style-name="Strong_20_Emphasis"><text:span text:style-name="T1">Pregunta 20:</text:span></text:span> ¿Cuál es el propósito de la partición /var en un sistema Linux y cuándo es útil separarla en una partición aparte?</text:p>
      <text:p text:style-name="P6"><text:span text:style-name="Strong_20_Emphasis"><text:span text:style-name="T1">Respuesta 20:</text:span></text:span> La partición /var almacena datos variables del sistema, como registros y bases de datos. Separarla en una partición aparte es útil para evitar problemas de espacio y proteger otros datos del sistema.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19d0b9"/>
    </style:style>
    <style:style style:name="MT2" style:family="text">
      <style:text-properties officeooo:rsid="0016f151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char" svg:x="11.88cm" svg:y="-0.66cm" svg:width="5.054cm" svg:height="1.207cm" draw:z-index="3"><draw:image xlink:href="Pictures/10000001000001360000004A30263C5DB1AE7E44.png" xlink:type="simple" xlink:show="embed" xlink:actuate="onLoad" draw:mime-type="image/png"/></draw:frame><text:span text:style-name="MT1">Instalación y gestión de paquetes</text:span>:</text:p>
        <text:p text:style-name="MP1"><text:span text:style-name="MT1">Diseño del esquema de particionado del disco duro</text:span><text:span text:style-name="MT2"> </text:span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5T20:31:27.963429745</dc:date>
    <meta:editing-duration>PT26M44S</meta:editing-duration>
    <meta:editing-cycles>8</meta:editing-cycles>
    <meta:generator>LibreOffice/7.4.1.2$Linux_X86_64 LibreOffice_project/3c58a8f3a960df8bc8fd77b461821e42c061c5f0</meta:generator>
    <meta:document-statistic meta:table-count="0" meta:image-count="2" meta:object-count="0" meta:page-count="4" meta:paragraph-count="44" meta:word-count="1058" meta:character-count="6565" meta:non-whitespace-character-count="5550"/>
  </office:meta>
</office:document-meta>
</file>